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r_5f_1_5f_exp1.csv">
      <style:table-properties table:display="true" style:writing-mode="lr-tb"/>
    </style:style>
    <style:style style:name="ta2" style:family="table" style:master-page-name="par_5f_1_5f_exp2.csv">
      <style:table-properties table:display="true" style:writing-mode="lr-tb"/>
    </style:style>
    <style:style style:name="ta3" style:family="table" style:master-page-name="par_5f_1_5f_exp3.csv">
      <style:table-properties table:display="true" style:writing-mode="lr-tb"/>
    </style:style>
    <style:style style:name="ta4" style:family="table" style:master-page-name="par_5f_1_5f_exp4.csv">
      <style:table-properties table:display="true" style:writing-mode="lr-tb"/>
    </style:style>
    <style:style style:name="ta5" style:family="table" style:master-page-name="par_5f_1_5f_exp5.csv">
      <style:table-properties table:display="true" style:writing-mode="lr-tb"/>
    </style:style>
    <style:style style:name="ta6" style:family="table" style:master-page-name="par_5f_2_5f_exp1.csv">
      <style:table-properties table:display="true" style:writing-mode="lr-tb"/>
    </style:style>
    <style:style style:name="ta7" style:family="table" style:master-page-name="par_5f_2_5f_exp2.csv">
      <style:table-properties table:display="true" style:writing-mode="lr-tb"/>
    </style:style>
    <style:style style:name="ta8" style:family="table" style:master-page-name="par_5f_2_5f_exp3.csv">
      <style:table-properties table:display="true" style:writing-mode="lr-tb"/>
    </style:style>
    <style:style style:name="ta9" style:family="table" style:master-page-name="par_5f_2_5f_exp4.csv">
      <style:table-properties table:display="true" style:writing-mode="lr-tb"/>
    </style:style>
    <style:style style:name="ta10" style:family="table" style:master-page-name="par_5f_2_5f_exp5.csv">
      <style:table-properties table:display="true" style:writing-mode="lr-tb"/>
    </style:style>
    <style:style style:name="ta11" style:family="table" style:master-page-name="par_5f_3_5f_exp1.csv">
      <style:table-properties table:display="true" style:writing-mode="lr-tb"/>
    </style:style>
    <style:style style:name="ta12" style:family="table" style:master-page-name="par_5f_3_5f_exp2.csv">
      <style:table-properties table:display="true" style:writing-mode="lr-tb"/>
    </style:style>
    <style:style style:name="ta13" style:family="table" style:master-page-name="par_5f_3_5f_exp3.csv">
      <style:table-properties table:display="true" style:writing-mode="lr-tb"/>
    </style:style>
    <style:style style:name="ta14" style:family="table" style:master-page-name="par_5f_3_5f_exp4.csv">
      <style:table-properties table:display="true" style:writing-mode="lr-tb"/>
    </style:style>
    <style:style style:name="ta15" style:family="table" style:master-page-name="par_5f_3_5f_exp5.csv">
      <style:table-properties table:display="true" style:writing-mode="lr-tb"/>
    </style:style>
    <style:style style:name="ta16" style:family="table" style:master-page-name="par_5f_4_5f_exp1.csv">
      <style:table-properties table:display="true" style:writing-mode="lr-tb"/>
    </style:style>
    <style:style style:name="ta17" style:family="table" style:master-page-name="par_5f_4_5f_exp2.csv">
      <style:table-properties table:display="true" style:writing-mode="lr-tb"/>
    </style:style>
    <style:style style:name="ta18" style:family="table" style:master-page-name="par_5f_4_5f_exp3.csv">
      <style:table-properties table:display="true" style:writing-mode="lr-tb"/>
    </style:style>
    <style:style style:name="ta19" style:family="table" style:master-page-name="par_5f_4_5f_exp4.csv">
      <style:table-properties table:display="true" style:writing-mode="lr-tb"/>
    </style:style>
    <style:style style:name="ta20" style:family="table" style:master-page-name="par_5f_4_5f_exp5.csv">
      <style:table-properties table:display="true" style:writing-mode="lr-tb"/>
    </style:style>
    <style:style style:name="ta21" style:family="table" style:master-page-name="seq_5f_exp1.csv">
      <style:table-properties table:display="true" style:writing-mode="lr-tb"/>
    </style:style>
    <style:style style:name="ta22" style:family="table" style:master-page-name="seq_5f_exp2.csv">
      <style:table-properties table:display="true" style:writing-mode="lr-tb"/>
    </style:style>
    <style:style style:name="ta23" style:family="table" style:master-page-name="seq_5f_exp3.csv">
      <style:table-properties table:display="true" style:writing-mode="lr-tb"/>
    </style:style>
    <style:style style:name="ta24" style:family="table" style:master-page-name="seq_5f_exp4.csv">
      <style:table-properties table:display="true" style:writing-mode="lr-tb"/>
    </style:style>
    <style:style style:name="ta25" style:family="table" style:master-page-name="seq_5f_exp5.csv">
      <style:table-properties table:display="true" style:writing-mode="lr-tb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ar_1_exp1.csv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Gnumeric-default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1_exp1.csv'.$A$1" table:expression="#REF!"/>
          <table:named-expression table:name="Sheet_Title" table:base-cell-address="$'par_1_exp1.csv'.$A$1" table:expression="&quot;par_1_exp1.csv&quot;"/>
        </table:named-expressions>
      </table:table>
      <table:table table:name="par_1_exp2.csv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1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1_exp2.csv'.$A$1" table:expression="#REF!"/>
          <table:named-expression table:name="Sheet_Title" table:base-cell-address="$'par_1_exp2.csv'.$A$1" table:expression="&quot;par_1_exp2.csv&quot;"/>
        </table:named-expressions>
      </table:table>
      <table:table table:name="par_1_exp3.csv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2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1_exp3.csv'.$A$1" table:expression="#REF!"/>
          <table:named-expression table:name="Sheet_Title" table:base-cell-address="$'par_1_exp3.csv'.$A$1" table:expression="&quot;par_1_exp3.csv&quot;"/>
        </table:named-expressions>
      </table:table>
      <table:table table:name="par_1_exp4.csv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3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1_exp4.csv'.$A$1" table:expression="#REF!"/>
          <table:named-expression table:name="Sheet_Title" table:base-cell-address="$'par_1_exp4.csv'.$A$1" table:expression="&quot;par_1_exp4.csv&quot;"/>
        </table:named-expressions>
      </table:table>
      <table:table table:name="par_1_exp5.csv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4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1_exp5.csv'.$A$1" table:expression="#REF!"/>
          <table:named-expression table:name="Sheet_Title" table:base-cell-address="$'par_1_exp5.csv'.$A$1" table:expression="&quot;par_1_exp5.csv&quot;"/>
        </table:named-expressions>
      </table:table>
      <table:table table:name="par_2_exp1.csv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5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2_exp1.csv'.$A$1" table:expression="#REF!"/>
          <table:named-expression table:name="Sheet_Title" table:base-cell-address="$'par_2_exp1.csv'.$A$1" table:expression="&quot;par_2_exp1.csv&quot;"/>
        </table:named-expressions>
      </table:table>
      <table:table table:name="par_2_exp2.csv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6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2_exp2.csv'.$A$1" table:expression="#REF!"/>
          <table:named-expression table:name="Sheet_Title" table:base-cell-address="$'par_2_exp2.csv'.$A$1" table:expression="&quot;par_2_exp2.csv&quot;"/>
        </table:named-expressions>
      </table:table>
      <table:table table:name="par_2_exp3.csv" table:style-name="ta8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7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2_exp3.csv'.$A$1" table:expression="#REF!"/>
          <table:named-expression table:name="Sheet_Title" table:base-cell-address="$'par_2_exp3.csv'.$A$1" table:expression="&quot;par_2_exp3.csv&quot;"/>
        </table:named-expressions>
      </table:table>
      <table:table table:name="par_2_exp4.csv" table:style-name="ta9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8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2_exp4.csv'.$A$1" table:expression="#REF!"/>
          <table:named-expression table:name="Sheet_Title" table:base-cell-address="$'par_2_exp4.csv'.$A$1" table:expression="&quot;par_2_exp4.csv&quot;"/>
        </table:named-expressions>
      </table:table>
      <table:table table:name="par_2_exp5.csv" table:style-name="ta10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9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2_exp5.csv'.$A$1" table:expression="#REF!"/>
          <table:named-expression table:name="Sheet_Title" table:base-cell-address="$'par_2_exp5.csv'.$A$1" table:expression="&quot;par_2_exp5.csv&quot;"/>
        </table:named-expressions>
      </table:table>
      <table:table table:name="par_3_exp1.csv" table:style-name="ta1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10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3_exp1.csv'.$A$1" table:expression="#REF!"/>
          <table:named-expression table:name="Sheet_Title" table:base-cell-address="$'par_3_exp1.csv'.$A$1" table:expression="&quot;par_3_exp1.csv&quot;"/>
        </table:named-expressions>
      </table:table>
      <table:table table:name="par_3_exp2.csv" table:style-name="ta1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11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3_exp2.csv'.$A$1" table:expression="#REF!"/>
          <table:named-expression table:name="Sheet_Title" table:base-cell-address="$'par_3_exp2.csv'.$A$1" table:expression="&quot;par_3_exp2.csv&quot;"/>
        </table:named-expressions>
      </table:table>
      <table:table table:name="par_3_exp3.csv" table:style-name="ta1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12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3_exp3.csv'.$A$1" table:expression="#REF!"/>
          <table:named-expression table:name="Sheet_Title" table:base-cell-address="$'par_3_exp3.csv'.$A$1" table:expression="&quot;par_3_exp3.csv&quot;"/>
        </table:named-expressions>
      </table:table>
      <table:table table:name="par_3_exp4.csv" table:style-name="ta1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13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3_exp4.csv'.$A$1" table:expression="#REF!"/>
          <table:named-expression table:name="Sheet_Title" table:base-cell-address="$'par_3_exp4.csv'.$A$1" table:expression="&quot;par_3_exp4.csv&quot;"/>
        </table:named-expressions>
      </table:table>
      <table:table table:name="par_3_exp5.csv" table:style-name="ta1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14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3_exp5.csv'.$A$1" table:expression="#REF!"/>
          <table:named-expression table:name="Sheet_Title" table:base-cell-address="$'par_3_exp5.csv'.$A$1" table:expression="&quot;par_3_exp5.csv&quot;"/>
        </table:named-expressions>
      </table:table>
      <table:table table:name="par_4_exp1.csv" table:style-name="ta1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style-name="gr1" draw:text-style-name="P1" svg:width="6.2906in" svg:height="3.5449in" svg:x="4.3224in" svg:y="0.5543in">
            <draw:object draw:notify-on-update-of-ranges="'par_4_exp1.csv'.A1:'par_4_exp1.csv'.A11 'par_4_exp1.csv'.B1:'par_4_exp1.csv'.B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56" table:default-cell-style-name="ACE-15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4_exp1.csv'.$A$1" table:expression="#REF!"/>
          <table:named-expression table:name="Sheet_Title" table:base-cell-address="$'par_4_exp1.csv'.$A$1" table:expression="&quot;par_4_exp1.csv&quot;"/>
        </table:named-expressions>
      </table:table>
      <table:table table:name="par_4_exp2.csv" table:style-name="ta1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16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4_exp2.csv'.$A$1" table:expression="#REF!"/>
          <table:named-expression table:name="Sheet_Title" table:base-cell-address="$'par_4_exp2.csv'.$A$1" table:expression="&quot;par_4_exp2.csv&quot;"/>
        </table:named-expressions>
      </table:table>
      <table:table table:name="par_4_exp3.csv" table:style-name="ta18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17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4_exp3.csv'.$A$1" table:expression="#REF!"/>
          <table:named-expression table:name="Sheet_Title" table:base-cell-address="$'par_4_exp3.csv'.$A$1" table:expression="&quot;par_4_exp3.csv&quot;"/>
        </table:named-expressions>
      </table:table>
      <table:table table:name="par_4_exp4.csv" table:style-name="ta19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18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4_exp4.csv'.$A$1" table:expression="#REF!"/>
          <table:named-expression table:name="Sheet_Title" table:base-cell-address="$'par_4_exp4.csv'.$A$1" table:expression="&quot;par_4_exp4.csv&quot;"/>
        </table:named-expressions>
      </table:table>
      <table:table table:name="par_4_exp5.csv" table:style-name="ta20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19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4_exp5.csv'.$A$1" table:expression="#REF!"/>
          <table:named-expression table:name="Sheet_Title" table:base-cell-address="$'par_4_exp5.csv'.$A$1" table:expression="&quot;par_4_exp5.csv&quot;"/>
        </table:named-expressions>
      </table:table>
      <table:table table:name="seq_exp1.csv" table:style-name="ta2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style-name="gr1" draw:text-style-name="P1" svg:width="6.2906in" svg:height="3.5449in" svg:x="3.2043in" svg:y="0.3346in">
            <draw:object draw:notify-on-update-of-ranges="'seq_exp1.csv'.A1:'seq_exp1.csv'.A11 'seq_exp1.csv'.B1:'seq_exp1.csv'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56" table:default-cell-style-name="ACE-20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seq_exp1.csv'.$A$1" table:expression="#REF!"/>
          <table:named-expression table:name="Sheet_Title" table:base-cell-address="$'seq_exp1.csv'.$A$1" table:expression="&quot;seq_exp1.csv&quot;"/>
        </table:named-expressions>
      </table:table>
      <table:table table:name="seq_exp2.csv" table:style-name="ta2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21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seq_exp2.csv'.$A$1" table:expression="#REF!"/>
          <table:named-expression table:name="Sheet_Title" table:base-cell-address="$'seq_exp2.csv'.$A$1" table:expression="&quot;seq_exp2.csv&quot;"/>
        </table:named-expressions>
      </table:table>
      <table:table table:name="seq_exp3.csv" table:style-name="ta2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22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seq_exp3.csv'.$A$1" table:expression="#REF!"/>
          <table:named-expression table:name="Sheet_Title" table:base-cell-address="$'seq_exp3.csv'.$A$1" table:expression="&quot;seq_exp3.csv&quot;"/>
        </table:named-expressions>
      </table:table>
      <table:table table:name="seq_exp4.csv" table:style-name="ta2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23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seq_exp4.csv'.$A$1" table:expression="#REF!"/>
          <table:named-expression table:name="Sheet_Title" table:base-cell-address="$'seq_exp4.csv'.$A$1" table:expression="&quot;seq_exp4.csv&quot;"/>
        </table:named-expressions>
      </table:table>
      <table:table table:name="seq_exp5.csv" table:style-name="ta2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24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seq_exp5.csv'.$A$1" table:expression="#REF!"/>
          <table:named-expression table:name="Sheet_Title" table:base-cell-address="$'seq_exp5.csv'.$A$1" table:expression="&quot;seq_exp5.csv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Sans" svg:font-family="San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r_5f_1_5f_exp1.csv" style:display-name="par_1_exp1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1_5f_exp2.csv" style:display-name="par_1_exp2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1_5f_exp3.csv" style:display-name="par_1_exp3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1_5f_exp4.csv" style:display-name="par_1_exp4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1_5f_exp5.csv" style:display-name="par_1_exp5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2_5f_exp1.csv" style:display-name="par_2_exp1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2_5f_exp2.csv" style:display-name="par_2_exp2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2_5f_exp3.csv" style:display-name="par_2_exp3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2_5f_exp4.csv" style:display-name="par_2_exp4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2_5f_exp5.csv" style:display-name="par_2_exp5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3_5f_exp1.csv" style:display-name="par_3_exp1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3_5f_exp2.csv" style:display-name="par_3_exp2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3_5f_exp3.csv" style:display-name="par_3_exp3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3_5f_exp4.csv" style:display-name="par_3_exp4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3_5f_exp5.csv" style:display-name="par_3_exp5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4_5f_exp1.csv" style:display-name="par_4_exp1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4_5f_exp2.csv" style:display-name="par_4_exp2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4_5f_exp3.csv" style:display-name="par_4_exp3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4_5f_exp4.csv" style:display-name="par_4_exp4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4_5f_exp5.csv" style:display-name="par_4_exp5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eq_5f_exp1.csv" style:display-name="seq_exp1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eq_5f_exp2.csv" style:display-name="seq_exp2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eq_5f_exp3.csv" style:display-name="seq_exp3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eq_5f_exp4.csv" style:display-name="seq_exp4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eq_5f_exp5.csv" style:display-name="seq_exp5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7T22:03:15.947246418</dc:date>
    <meta:creation-date>2021-03-07T18:57:56Z</meta:creation-date>
    <meta:generator>LibreOffice/7.0.4.2$Linux_X86_64 LibreOffice_project/00$Build-2</meta:generator>
    <meta:editing-duration>PT5M8S</meta:editing-duration>
    <meta:editing-cycles>2</meta:editing-cycles>
    <meta:document-statistic meta:table-count="25" meta:cell-count="82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9cm" svg:height="9.005cm" xlink:href=".." xlink:type="simple" chart:class="chart:scatter" chart:style-name="ch1">
        <chart:legend chart:legend-position="end" svg:x="13.127cm" svg:y="4.203cm" style:legend-expansion="high" chart:style-name="ch2"/>
        <chart:plot-area chart:style-name="ch3" table:cell-range-address="'seq_exp1.csv'.A1:'seq_exp1.csv'.B11" svg:x="0.319cm" svg:y="0.18cm" svg:width="12.489cm" svg:height="8.645cm">
          <chart:coordinate-region svg:x="1.311cm" svg:y="0.379cm" svg:width="11.031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eq_exp1.csv'.B1:'seq_exp1.csv'.B11" chart:class="chart:scatter">
            <chart:domain table:cell-range-address="'seq_exp1.csv'.A1:'seq_exp1.csv'.A11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0">
                <text:p>3100</text:p>
                <draw:g>
                  <svg:desc>'seq_exp1.csv'.A1:'seq_exp1.csv'.A11</svg:desc>
                </draw:g>
              </table:table-cell>
              <table:table-cell office:value-type="float" office:value="99">
                <text:p>99</text:p>
                <draw:g>
                  <svg:desc>'seq_exp1.csv'.B1:'seq_exp1.csv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30">
                <text:p>42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60">
                <text:p>536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90">
                <text:p>649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20">
                <text:p>7620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50">
                <text:p>875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80">
                <text:p>9880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10">
                <text:p>11010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140">
                <text:p>12140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270">
                <text:p>13270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00">
                <text:p>14400</text:p>
              </table:table-cell>
              <table:table-cell office:value-type="float" office:value="1979">
                <text:p>19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9cm" svg:height="9.005cm" xlink:href=".." xlink:type="simple" chart:class="chart:scatter" chart:style-name="ch1">
        <chart:legend chart:legend-position="end" svg:x="13.127cm" svg:y="4.203cm" style:legend-expansion="high" chart:style-name="ch2"/>
        <chart:plot-area chart:style-name="ch3" table:cell-range-address="'par_4_exp1.csv'.A1:'par_4_exp1.csv'.B11" svg:x="0.319cm" svg:y="0.18cm" svg:width="12.489cm" svg:height="8.645cm">
          <chart:coordinate-region svg:x="1.311cm" svg:y="0.379cm" svg:width="11.031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ar_4_exp1.csv'.B1:'par_4_exp1.csv'.B11" chart:class="chart:scatter">
            <chart:domain table:cell-range-address="'par_4_exp1.csv'.A1:'par_4_exp1.csv'.A11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0">
                <text:p>3100</text:p>
                <draw:g>
                  <svg:desc>'par_4_exp1.csv'.A1:'par_4_exp1.csv'.A11</svg:desc>
                </draw:g>
              </table:table-cell>
              <table:table-cell office:value-type="float" office:value="97">
                <text:p>97</text:p>
                <draw:g>
                  <svg:desc>'par_4_exp1.csv'.B1:'par_4_exp1.csv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30">
                <text:p>423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60">
                <text:p>536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90">
                <text:p>649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20">
                <text:p>762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50">
                <text:p>8750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80">
                <text:p>988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10">
                <text:p>1101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140">
                <text:p>12140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270">
                <text:p>1327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00">
                <text:p>14400</text:p>
              </table:table-cell>
              <table:table-cell office:value-type="float" office:value="1957">
                <text:p>19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